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23000001970000034C185CCC714E6BAB96.svm" manifest:media-type="image/x-svm"/>
  <manifest:file-entry manifest:full-path="Pictures/100002000000001300000028189F183D77A037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8.95cm" fo:min-width="12cm"/>
    </style:style>
    <style:style style:name="gr2" style:family="graphic" style:parent-style-name="standard">
      <style:graphic-properties draw:stroke="none" svg:stroke-color="#000000" draw:fill="none" draw:fill-color="#ffffff" fo:min-height="1.081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5cm" svg:height="9.2cm" svg:x="-2.3cm" svg:y="-1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cm" svg:height="1.331cm" svg:x="0.75cm" svg:y="4.369cm">
          <draw:text-box>
            <text:p text:style-name="P2"><text:span text:style-name="T1">Mass storage</text:span></text:p>
          </draw:text-box>
        </draw:frame>
        <draw:frame draw:style-name="gr3" draw:text-style-name="P4" draw:layer="layout" svg:width="2.523cm" svg:height="4.473cm" draw:transform="rotate (-1.5707963267949) translate (5.987cm 1.4cm)">
          <draw:image xlink:href="Pictures/20000023000001970000034C185CCC714E6BAB96.svm" xlink:type="simple" xlink:show="embed" xlink:actuate="onLoad" loext:mime-type="image/x-svm">
            <text:p/>
          </draw:image>
          <draw:image xlink:href="Pictures/100002000000001300000028189F183D77A037C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cm" fo:page-height="6.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6T21:29:29.871000000</meta:creation-date>
    <dc:date>2019-09-18T00:55:28.146000000</dc:date>
    <meta:editing-duration>PT14M1S</meta:editing-duration>
    <meta:editing-cycles>7</meta:editing-cycles>
    <meta:generator>LibreOffice/6.3.0.4$Windows_X86_64 LibreOffice_project/057fc023c990d676a43019934386b85b21a9ee99</meta:generator>
    <meta:document-statistic meta:object-count="3"/>
  </office:meta>
</office:document-meta>
</file>